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a1d8" officeooo:paragraph-rsid="000da1d8"/>
    </style:style>
    <style:style style:name="P2" style:family="paragraph" style:parent-style-name="Standard">
      <style:text-properties officeooo:rsid="001a4127" officeooo:paragraph-rsid="001a4127"/>
    </style:style>
    <style:style style:name="P3" style:family="paragraph" style:parent-style-name="Standard">
      <style:paragraph-properties fo:text-align="start" style:justify-single-word="false"/>
      <style:text-properties officeooo:rsid="001a4127" officeooo:paragraph-rsid="001a4127"/>
    </style:style>
    <style:style style:name="P4" style:family="paragraph" style:parent-style-name="Standard">
      <style:paragraph-properties fo:text-align="start" style:justify-single-word="false"/>
      <style:text-properties officeooo:paragraph-rsid="001b08d8"/>
    </style:style>
    <style:style style:name="P5" style:family="paragraph" style:parent-style-name="Standard">
      <style:text-properties fo:font-size="14pt" officeooo:rsid="001907b4" officeooo:paragraph-rsid="001907b4" style:font-size-asian="14pt" style:font-size-complex="14pt"/>
    </style:style>
    <style:style style:name="P6" style:family="paragraph" style:parent-style-name="Standard">
      <style:text-properties fo:font-size="14pt" officeooo:rsid="0019c686" officeooo:paragraph-rsid="0019c686" style:font-size-asian="14pt" style:font-size-complex="14pt"/>
    </style:style>
    <style:style style:name="P7" style:family="paragraph" style:parent-style-name="Standard">
      <style:text-properties fo:font-size="14pt" officeooo:rsid="001a4127" officeooo:paragraph-rsid="001a4127" style:font-size-asian="14pt" style:font-size-complex="14pt"/>
    </style:style>
    <style:style style:name="P8" style:family="paragraph" style:parent-style-name="Standard">
      <style:paragraph-properties fo:text-align="start" style:justify-single-word="false"/>
      <style:text-properties style:font-name="serif" fo:font-size="12pt" officeooo:paragraph-rsid="001b08d8" style:font-size-asian="14pt" style:font-size-complex="14pt"/>
    </style:style>
    <style:style style:name="P9" style:family="paragraph" style:parent-style-name="Standard">
      <style:paragraph-properties fo:text-align="start" style:justify-single-word="false"/>
      <style:text-properties style:font-name="serif" fo:font-size="12pt" officeooo:rsid="001ec559" officeooo:paragraph-rsid="001b08d8" style:font-size-asian="14pt" style:font-size-complex="14pt"/>
    </style:style>
    <style:style style:name="P10" style:family="paragraph" style:parent-style-name="Standard">
      <style:paragraph-properties fo:text-align="start" style:justify-single-word="false"/>
      <style:text-properties officeooo:paragraph-rsid="001b08d8"/>
    </style:style>
    <style:style style:name="P11" style:family="paragraph" style:parent-style-name="Standard">
      <style:paragraph-properties fo:text-align="start" style:justify-single-word="false"/>
      <style:text-properties officeooo:rsid="00273943" officeooo:paragraph-rsid="00273943"/>
    </style:style>
    <style:style style:name="T1" style:family="text">
      <style:text-properties fo:font-size="14pt" style:font-size-asian="14pt" style:font-size-complex="14pt"/>
    </style:style>
    <style:style style:name="T2" style:family="text">
      <style:text-properties fo:font-size="14pt" officeooo:rsid="001b08d8" style:font-size-asian="14pt" style:font-size-complex="14pt"/>
    </style:style>
    <style:style style:name="T3" style:family="text">
      <style:text-properties style:font-name="serif" fo:font-size="14pt" style:font-size-asian="14pt" style:font-size-complex="14pt"/>
    </style:style>
    <style:style style:name="T4" style:family="text">
      <style:text-properties style:font-name="serif" fo:font-size="12pt"/>
    </style:style>
    <style:style style:name="T5" style:family="text">
      <style:text-properties style:font-name="serif" fo:font-size="12pt" style:font-size-asian="14pt" style:font-size-complex="14pt"/>
    </style:style>
    <style:style style:name="T6" style:family="text">
      <style:text-properties style:font-name="serif" fo:font-size="12pt" officeooo:rsid="001b08d8" style:font-size-asian="14pt" style:font-size-complex="14pt"/>
    </style:style>
    <style:style style:name="T7" style:family="text">
      <style:text-properties style:font-name="serif" fo:font-size="12pt" officeooo:rsid="001ec559" style:font-size-asian="14pt" style:font-size-complex="14pt"/>
    </style:style>
    <style:style style:name="T8" style:family="text">
      <style:text-properties style:font-name="serif" fo:font-size="12pt" officeooo:rsid="00202a13" style:font-size-asian="14pt" style:font-size-complex="14pt"/>
    </style:style>
    <style:style style:name="T9" style:family="text">
      <style:text-properties style:font-name="serif" fo:font-size="12pt" officeooo:rsid="00258717"/>
    </style:style>
    <style:style style:name="T10" style:family="text">
      <style:text-properties style:font-name="serif" fo:font-size="12pt" officeooo:rsid="00273943"/>
    </style:style>
    <style:style style:name="T11" style:family="text">
      <style:text-properties style:font-name="serif" fo:font-size="13.5pt" officeooo:rsid="001ec559" style:font-size-asian="14pt" style:font-size-complex="14pt"/>
    </style:style>
    <style:style style:name="T12" style:family="text">
      <style:text-properties style:font-name="sans-serif" fo:font-size="14.25pt" officeooo:rsid="001ec559"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ombre del artículo:</text:span> <text:span text:style-name="T1">Modelos de regresión para estimar el peso seco de órganos y área del limbo del duraznero, variedad jarillo.</text:span></text:p>
      <text:p text:style-name="P5"/>
      <text:p text:style-name="P5">-Motivación:</text:p>
      <text:p text:style-name="P6">La motivación de esta investigación nace de la necesidad de de encontrar métodos no invasivos y confiables para estimar el área del limbo y el peso seco de los órganos.</text:p>
      <text:p text:style-name="P7">En este estudio, se desarrollaron unos modelos estadísticos para estimar el área y el peso seco del limbo de frutos y de lramas de la variedad Jarillo, para ser utilizados como herramientas para facilitar la recolección de datos.</text:p>
      <text:p text:style-name="P7"/>
      <text:p text:style-name="P2"><text:span text:style-name="T1">-Dato</text:span><text:span text:style-name="T2">s</text:span><text:span text:style-name="T1">:</text:span></text:p>
      <text:p text:style-name="P3"><text:span text:style-name="T5">El</text:span><text:span text:style-name="T3"> </text:span><text:span text:style-name="T5">estudio, se realizó en las montañas de Pamplona, noroeste</text:span><text:span text:style-name="T3"> </text:span><text:span text:style-name="T5">de Colombia. Se seleccionaron 240 hojas, de 2,5 meses;</text:span><text:span text:style-name="T3"> </text:span><text:span text:style-name="T5">240 frutos, de 3,5 y 7 meses y 240 ramas, de 9 meses</text:span><text:span text:style-name="T3"> </text:span><text:span text:style-name="T5">de edad, para desarrollar los modelos. Los resultados del</text:span><text:span text:style-name="T1"><text:line-break/></text:span><text:span text:style-name="T5">análisis de regresión indicaron que varios modelos son</text:span><text:span text:style-name="T1"><text:line-break/></text:span><text:span text:style-name="T5">adecuados para estimar el área del limbo y el peso seco</text:span><text:span text:style-name="T3"> </text:span><text:span text:style-name="T5">de los órganos de durazno de la variedad Jarillo. Los datos</text:span><text:span text:style-name="T3"> </text:span><text:span text:style-name="T5">observados y estimados se compararon estableciendo la</text:span><text:span text:style-name="T3"> </text:span><text:span text:style-name="T5">relación, mediante una regresión lineal simple, para la rama</text:span><text:span text:style-name="T3"> </text:span><text:span text:style-name="T5">y el limbo. </text:span></text:p>
      <text:p text:style-name="P4"><text:span text:style-name="T6">Los datos utilizados fueron </text:span><text:span text:style-name="T5">El número de yemas, de volumen, de longitud y el diámetro basal/medio de las ramas mixtas, el peso seco del fruto, el muestreo, el diámetro longitudinal del fruto, la altitud, la longitud del limbo, el peso seco del limbo, el producto de la longitud por el ancho del limbo, el ancho del limbo, el peso seco del limbo,</text:span></text:p>
      <text:p text:style-name="P8"/>
      <text:p text:style-name="P4"><text:span text:style-name="T5">-</text:span><text:span text:style-name="T7">Materiales y métodos:</text:span></text:p>
      <text:p text:style-name="P9">El estudio, se realizó en tres localidades, donde se obtuvieron las muestras de los órganos vegetales. La colecta del material vegetal, se realizó en la franja altitudinal ubicada entre 1.670 y 2.170msnm, donde se ubican la mayoría de los cultivos de duraznero, de la provincia de Pamplona; se fijó el muestreo por localidad en cultivos, que tenían la misma pendiente, la misma edad en los árboles, el mismo origen sexual, el mismo estadio de desarrollo logrado con el manejo forzado, igual tipo de poda y raleo.</text:p>
      <text:p text:style-name="P4"><text:span text:style-name="T7">Para el muestreo de árboles en cada localidad, se utilizó el método del </text:span><text:span text:style-name="T8">h</text:span><text:span text:style-name="T7">ipercubo latino condicional, propuesto por una red rígida, donde se identificaron, primero, 48 árboles, ubicados en 6 filas y 8 columnas, </text:span><text:span text:style-name="T8">i</text:span><text:span text:style-name="T7">ncorporando, como variable auxiliar, el área del involucro foliar del árbol de forma elíptica, con la relación asociada al área de una elipse, </text:span><text:span text:style-name="T11">ab</text:span><text:span text:style-name="T12">π</text:span><text:span text:style-name="T7"> , donde a, corresponde al semi-eje mayor (largo en metros) y b, al semi-eje menor (ancho<text:line-break/>en metros). Con la ayuda de la librería clhs del software R,<text:line-break/>se generó una muestra de 8 árboles por localidad.</text:span></text:p>
      <text:p text:style-name="P4"/>
      <text:p text:style-name="P4"/>
      <text:p text:style-name="P4"><text:span text:style-name="T9">E</text:span><text:span text:style-name="T4">n</text:span> <text:span text:style-name="T4">el</text:span> <text:span text:style-name="T4">estudio,</text:span> <text:span text:style-name="T4">se</text:span> <text:span text:style-name="T4">involucró una matriz de datos construida con la información obtenida en los siguientes estadios secundarios de desarrollo: inicio de</text:span><text:line-break/><text:span text:style-name="T4">crecimiento del fruto, endurecimiento del endocarpio, inicio de la madurez del fruto y uno principal, correspondiente al estadio de reposo del cultivo (9), en la variedad jarillo, para el cual, se dispuso de diferentes variables del órgano a analizar. Para hallar el área del limbo, seusó: el ancho del limbo, el largo del </text:span><text:soft-page-break/><text:span text:style-name="T4">limbo, <text:s/>y el peso seco del limbo,</text:span><text:span text:style-name="T10">el</text:span><text:span text:style-name="T4"> ancho del limbo y largo del limbo</text:span><text:span text:style-name="T9">;</text:span><text:span text:style-name="T4"> <text:s/>el peso seco del fruto, </text:span><text:span text:style-name="T10">el</text:span><text:span text:style-name="T4"> largo del limbo, </text:span><text:span text:style-name="T10">el </text:span><text:span text:style-name="T4">diámetro longitudinal del fruto, </text:span><text:span text:style-name="T10">el </text:span><text:span text:style-name="T4">área del limbo, </text:span><text:span text:style-name="T10">el</text:span><text:span text:style-name="T4"> muestreo por estadio de desarrollo y altitud o localidad y el peso seco de la rama, </text:span><text:span text:style-name="T10">el </text:span><text:span text:style-name="T4">número de yemas, </text:span><text:span text:style-name="T10">el</text:span><text:span text:style-name="T4"> volumen de la rama mixta</text:span><text:span text:style-name="T10">la </text:span><text:span text:style-name="T4">longitud de la rama mixta y </text:span><text:span text:style-name="T10">el </text:span><text:span text:style-name="T4">diámetro basal de la rama.</text:span></text:p>
      <text:p text:style-name="P4"><text:span text:style-name="T4"/></text:p>
      <text:p text:style-name="P11"><text:span text:style-name="T4">Resultados: </text:span></text:p>
      <text:p text:style-name="P11"><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22:07:34.808007711</meta:creation-date>
    <meta:generator>LibreOffice/6.4.7.2$Linux_X86_64 LibreOffice_project/40$Build-2</meta:generator>
    <dc:date>2022-02-27T18:31:41.241742742</dc:date>
    <meta:editing-duration>PT1H44M12S</meta:editing-duration>
    <meta:editing-cycles>7</meta:editing-cycles>
    <meta:document-statistic meta:table-count="0" meta:image-count="0" meta:object-count="0" meta:page-count="2" meta:paragraph-count="12" meta:word-count="575" meta:character-count="3357" meta:non-whitespace-character-count="2790"/>
  </office:meta>
</office:document-meta>
</file>